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8c9f85"/>
    </style:style>
    <style:style style:name="T24" style:family="text">
      <style:text-properties style:text-line-through-style="solid" style:text-line-through-type="single" officeooo:rsid="008b8634"/>
    </style:style>
    <style:style style:name="T25" style:family="text">
      <style:text-properties style:text-line-through-style="solid" style:text-line-through-type="single" officeooo:rsid="008e43e5"/>
    </style:style>
    <style:style style:name="T26" style:family="text">
      <style:text-properties style:text-line-through-style="solid" style:text-line-through-type="single" officeooo:rsid="008ee5a5"/>
    </style:style>
    <style:style style:name="T27" style:family="text">
      <style:text-properties style:text-line-through-style="solid" style:text-line-through-type="single" officeooo:rsid="00903eeb"/>
    </style:style>
    <style:style style:name="T28" style:family="text">
      <style:text-properties style:text-line-through-style="solid" style:text-line-through-type="single" officeooo:rsid="003d1433"/>
    </style:style>
    <style:style style:name="T29" style:family="text">
      <style:text-properties style:text-line-through-style="solid" style:text-line-through-type="single" officeooo:rsid="003da135"/>
    </style:style>
    <style:style style:name="T30" style:family="text">
      <style:text-properties style:text-line-through-style="solid" style:text-line-through-type="single" officeooo:rsid="00410b15"/>
    </style:style>
    <style:style style:name="T31" style:family="text">
      <style:text-properties style:text-line-through-style="solid" style:text-line-through-type="single" officeooo:rsid="003f5102"/>
    </style:style>
    <style:style style:name="T32" style:family="text">
      <style:text-properties style:text-line-through-style="solid" style:text-line-through-type="single" style:text-underline-style="none" officeooo:rsid="003da135"/>
    </style:style>
    <style:style style:name="T33" style:family="text">
      <style:text-properties style:text-line-through-style="solid" style:text-line-through-type="single" officeooo:rsid="0071b505"/>
    </style:style>
    <style:style style:name="T34" style:family="text">
      <style:text-properties style:text-line-through-style="solid" style:text-line-through-type="single" officeooo:rsid="007a33bd"/>
    </style:style>
    <style:style style:name="T35" style:family="text">
      <style:text-properties style:text-line-through-style="solid" style:text-line-through-type="single" officeooo:rsid="00749c35"/>
    </style:style>
    <style:style style:name="T36" style:family="text">
      <style:text-properties style:text-line-through-style="solid" style:text-line-through-type="single" officeooo:rsid="00760e74"/>
    </style:style>
    <style:style style:name="T37" style:family="text">
      <style:text-properties style:text-line-through-style="solid" style:text-line-through-type="single" officeooo:rsid="00774931"/>
    </style:style>
    <style:style style:name="T38" style:family="text">
      <style:text-properties style:text-line-through-style="solid" style:text-line-through-type="single" officeooo:rsid="00764a43"/>
    </style:style>
    <style:style style:name="T39" style:family="text">
      <style:text-properties officeooo:rsid="0094ab86"/>
    </style:style>
    <style:style style:name="T40" style:family="text">
      <style:text-properties fo:font-variant="normal" fo:text-transform="none" fo:color="#202124" style:font-name="arial" fo:font-size="12pt" fo:letter-spacing="normal" fo:font-style="normal" fo:font-weight="normal"/>
    </style:style>
    <style:style style:name="T41" style:family="text">
      <style:text-properties fo:font-variant="normal" fo:text-transform="none" fo:color="#202124" style:font-name="arial" fo:font-size="12pt" fo:letter-spacing="normal" fo:font-style="normal" fo:font-weight="normal" officeooo:rsid="0088e65a"/>
    </style:style>
    <style:style style:name="T4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4" style:family="text">
      <style:text-properties fo:font-variant="normal" fo:text-transform="none" fo:color="#202124" style:font-name="Liberation Sans" fo:font-size="12pt" fo:letter-spacing="normal" fo:font-style="normal" fo:font-weight="normal"/>
    </style:style>
    <style:style style:name="T45" style:family="text">
      <style:text-properties fo:font-variant="normal" fo:text-transform="none" fo:color="#202124" style:font-name="Liberation Sans" fo:font-size="12pt" fo:letter-spacing="normal" fo:font-style="normal" fo:font-weight="normal" officeooo:rsid="01207f62"/>
    </style:style>
    <style:style style:name="T46" style:family="text">
      <style:text-properties fo:font-variant="normal" fo:text-transform="none" fo:color="#202124" style:font-name="Liberation Sans" fo:font-size="12pt" fo:letter-spacing="normal" fo:font-style="normal" fo:font-weight="normal" officeooo:rsid="013057c3"/>
    </style:style>
    <style:style style:name="T47" style:family="text">
      <style:text-properties fo:font-variant="normal" fo:text-transform="none" fo:color="#202124" style:font-name="Liberation Sans" fo:font-size="12pt" fo:letter-spacing="normal" fo:font-style="normal" fo:font-weight="normal" officeooo:rsid="01245a8d"/>
    </style:style>
    <style:style style:name="T48" style:family="text">
      <style:text-properties fo:font-variant="normal" fo:text-transform="none" fo:color="#1c1d1e" style:font-name="Liberation Sans" fo:font-size="12pt" fo:letter-spacing="normal" fo:font-style="normal" fo:font-weight="normal" style:font-size-asian="12pt" style:font-size-complex="12pt"/>
    </style:style>
    <style:style style:name="T49" style:family="text">
      <style:text-properties fo:font-variant="normal" fo:text-transform="none" fo:color="#1c1d1e" style:font-name="Liberation Sans" fo:font-size="12pt" fo:letter-spacing="normal" style:font-size-asian="12pt" style:font-size-complex="12pt"/>
    </style:style>
    <style:style style:name="T5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letter-spacing="normal" fo:font-style="normal" fo:font-weight="normal" loext:padding="0cm" loext:border="none"/>
    </style:style>
    <style:style style:name="T52" style:family="text">
      <style:text-properties fo:font-variant="normal" fo:text-transform="none" fo:letter-spacing="normal" fo:font-style="normal" fo:font-weight="normal" officeooo:rsid="0023eccc" loext:padding="0cm" loext:border="none"/>
    </style:style>
    <style:style style:name="T53" style:family="text">
      <style:text-properties style:text-line-through-style="none" style:text-line-through-type="none" officeooo:rsid="001cbc37"/>
    </style:style>
    <style:style style:name="T54" style:family="text">
      <style:text-properties officeooo:rsid="001cbc37"/>
    </style:style>
    <style:style style:name="T55" style:family="text">
      <style:text-properties officeooo:rsid="009288b2"/>
    </style:style>
    <style:style style:name="T56" style:family="text">
      <style:text-properties officeooo:rsid="008aa1e1"/>
    </style:style>
    <style:style style:name="T57" style:family="text">
      <style:text-properties officeooo:rsid="0088e65a"/>
    </style:style>
    <style:style style:name="T58" style:family="text">
      <style:text-properties officeooo:rsid="0090bbe2"/>
    </style:style>
    <style:style style:name="T59" style:family="text">
      <style:text-properties officeooo:rsid="009455c3"/>
    </style:style>
    <style:style style:name="T60" style:family="text">
      <style:text-properties officeooo:rsid="008e43e5"/>
    </style:style>
    <style:style style:name="T61" style:family="text">
      <style:text-properties officeooo:rsid="008ee5a5"/>
    </style:style>
    <style:style style:name="T62" style:family="text">
      <style:text-properties officeooo:rsid="0020d246"/>
    </style:style>
    <style:style style:name="T63" style:family="text">
      <style:text-properties officeooo:rsid="006e0160"/>
    </style:style>
    <style:style style:name="T64" style:family="text">
      <style:text-properties fo:color="#1c1d1e"/>
    </style:style>
    <style:style style:name="T65" style:family="text">
      <style:text-properties fo:color="#333333" style:font-name="Liberation Sans" style:font-size-asian="12pt" style:font-size-complex="12pt"/>
    </style:style>
    <style:style style:name="T66" style:family="text">
      <style:text-properties officeooo:rsid="002f6d0d"/>
    </style:style>
    <style:style style:name="T67" style:family="text">
      <style:text-properties officeooo:rsid="0030ab0a"/>
    </style:style>
    <style:style style:name="T68" style:family="text">
      <style:text-properties officeooo:rsid="0031ea9c"/>
    </style:style>
    <style:style style:name="T69" style:family="text">
      <style:text-properties officeooo:rsid="00330a05"/>
    </style:style>
    <style:style style:name="T70" style:family="text">
      <style:text-properties officeooo:rsid="00331d9d"/>
    </style:style>
    <style:style style:name="T71" style:family="text">
      <style:text-properties officeooo:rsid="003359d1"/>
    </style:style>
    <style:style style:name="T72" style:family="text">
      <style:text-properties officeooo:rsid="0034cbb2"/>
    </style:style>
    <style:style style:name="T73" style:family="text">
      <style:text-properties officeooo:rsid="003b980d"/>
    </style:style>
    <style:style style:name="T74" style:family="text">
      <style:text-properties officeooo:rsid="003d1433"/>
    </style:style>
    <style:style style:name="T75" style:family="text">
      <style:text-properties officeooo:rsid="003da135"/>
    </style:style>
    <style:style style:name="T76" style:family="text">
      <style:text-properties officeooo:rsid="003f5102"/>
    </style:style>
    <style:style style:name="T77" style:family="text">
      <style:text-properties officeooo:rsid="000ce571" fo:background-color="#ffff00" loext:char-shading-value="0"/>
    </style:style>
    <style:style style:name="T78" style:family="text">
      <style:text-properties officeooo:rsid="000ed15d" fo:background-color="#ffff00" loext:char-shading-value="0"/>
    </style:style>
    <style:style style:name="T79" style:family="text">
      <style:text-properties officeooo:rsid="0041f96a" fo:background-color="#ffff00" loext:char-shading-value="0"/>
    </style:style>
    <style:style style:name="T80" style:family="text">
      <style:text-properties officeooo:rsid="012c55f9"/>
    </style:style>
    <style:style style:name="T81" style:family="text">
      <style:text-properties officeooo:rsid="004c2ae6"/>
    </style:style>
    <style:style style:name="T82" style:family="text">
      <style:text-properties officeooo:rsid="004fd715"/>
    </style:style>
    <style:style style:name="T83" style:family="text">
      <style:text-properties officeooo:rsid="0050e4e0"/>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7520a9" fo:background-color="#ff8000" loext:char-shading-value="0"/>
    </style:style>
    <style:style style:name="T86" style:family="text">
      <style:text-properties officeooo:rsid="0055e0ff"/>
    </style:style>
    <style:style style:name="T87" style:family="text">
      <style:text-properties officeooo:rsid="0062d8ac"/>
    </style:style>
    <style:style style:name="T88" style:family="text">
      <style:text-properties officeooo:rsid="0066c22e"/>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officeooo:rsid="006d6562"/>
    </style:style>
    <style:style style:name="T91" style:family="text">
      <style:text-properties officeooo:rsid="0071b505"/>
    </style:style>
    <style:style style:name="T92" style:family="text">
      <style:text-properties officeooo:rsid="00749c35"/>
    </style:style>
    <style:style style:name="T93" style:family="text">
      <style:text-properties officeooo:rsid="007520a9"/>
    </style:style>
    <style:style style:name="T94" style:family="text">
      <style:text-properties officeooo:rsid="007520a9" fo:background-color="#5983b0" loext:char-shading-value="0"/>
    </style:style>
    <style:style style:name="T95" style:family="text">
      <style:text-properties officeooo:rsid="007520a9" fo:background-color="#00a933" loext:char-shading-value="0"/>
    </style:style>
    <style:style style:name="T96" style:family="text">
      <style:text-properties officeooo:rsid="007520a9" fo:background-color="#c9211e" loext:char-shading-value="0"/>
    </style:style>
    <style:style style:name="T97" style:family="text">
      <style:text-properties style:font-size-asian="10.5pt" style:font-size-complex="12pt"/>
    </style:style>
    <style:style style:name="T98" style:family="text">
      <style:text-properties officeooo:rsid="00760e74" style:font-size-asian="10.5pt" style:font-size-complex="12pt"/>
    </style:style>
    <style:style style:name="T99" style:family="text">
      <style:text-properties officeooo:rsid="00764a43" style:font-size-asian="10.5pt" style:font-size-complex="12pt"/>
    </style:style>
    <style:style style:name="T100" style:family="text">
      <style:text-properties officeooo:rsid="00778401" style:font-size-asian="10.5pt" style:font-size-complex="12pt"/>
    </style:style>
    <style:style style:name="T101" style:family="text">
      <style:text-properties officeooo:rsid="00764a43"/>
    </style:style>
    <style:style style:name="T102" style:family="text">
      <style:text-properties officeooo:rsid="007d315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7">s, DD retrasa la fase y LL la adelant</text:span><text:span text:style-name="T78">a</text:span><text:span text:style-name="T77">. </text:span><text:span text:style-name="T79">MIRAR SI ESO PASA CON TAURI. </text:span><text:span text:style-name="T77">LL muy alta desincroniza el reloj por completo. </text:span><text:span text:style-name="T78">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54">##########################</text:span>INTRO</text:p>
      <text:p text:style-name="P5"/>
      <text:p text:style-name="P7"/>
      <text:p text:style-name="P29"><text:span text:style-name="T57">Estructuras </text:span><text:span text:style-name="T58">de internet</text:span><text:span text:style-name="T57">: </text:span></text:p>
      <text:p text:style-name="P29"><text:span text:style-name="T41">1.</text:span><text:span text:style-name="T40">La justificación de la selección del tema que se va a desarrollar.</text:span></text:p>
      <text:list xml:id="list3457482122" text:style-name="L1">
        <text:list-header>
          <text:p text:style-name="P76"><text:span text:style-name="T57">2</text:span>Algunos antecedentes.</text:p>
        </text:list-header>
      </text:list>
      <text:p text:style-name="P36"><text:soft-page-break/><text:span text:style-name="T57">3.</text:span>El propósito del trabajo de investigación, es decir, hacia dónde el autor dirige sus pasos con la <text:span text:style-name="T18">tesis</text:span>.</text:p>
      <text:p text:style-name="P36"><text:span text:style-name="T57">4.</text:span>La exposición general del tema.</text:p>
      <text:p text:style-name="P28">Ó :</text:p>
      <text:p text:style-name="P27">1.Establecer la importancia del tema.</text:p>
      <text:p text:style-name="P37"><text:span text:style-name="T57">2.</text:span>Discutir investigaciones previas y / o actuales en el campo</text:p>
      <text:p text:style-name="P37"><text:span text:style-name="T57">3.</text:span>Identificar el problema y explicar el enfoque adoptado para resolverlo.</text:p>
      <text:p text:style-name="P37"><text:span text:style-name="T57">4.</text:span>Describir brevemente el presente documento.</text:p>
      <text:p text:style-name="P37"/>
      <text:p text:style-name="P32">Yo creo que: </text:p>
      <text:p text:style-name="P35">Igual hacer un párrafo introductorio <text:span text:style-name="T55">hablando del objetivo principal del trabajo, y dentro de que disciplinas se encuentra. Así hablar</text:span> de las disciplinas que este trabajo une, y como esas displinas beben <text:span text:style-name="T55">de computacion, matematicas </text:span><text:span text:style-name="T59">y</text:span><text:span text:style-name="T55"> biologia molecular. </text:span></text:p>
      <text:p text:style-name="P35"/>
      <text:p text:style-name="P6"><text:span text:style-name="T3">Idea principal descartada :</text:span><text:span text:style-name="T81"> </text:span>1. Cronobiologia:</text:p>
      <text:p text:style-name="P45"><text:span text:style-name="T55">que es, </text:span>presencia de ritmos biologicos, <text:span text:style-name="T56">(desde poblaciones a genes)</text:span> sentido biológico de los mismos, distribuicion de estos ritmos, <text:span text:style-name="T73">ejemplos de experimentos con todos esos ritmos. </text:span><text:span text:style-name="T56">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6">estudio del reloj circadiano</text:span> en humanos y otros organismos. Mencionar los grandes <text:span text:style-name="T56">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6">Algunos efectos observados en plantas a simple vista, <text:s/></text:span><text:span text:style-name="T21">y hacer review del campo en plantas.</text:span><text:span text:style-name="T56"> mencionar el interés de observar estos efectos sobre las algas y poder aplicar ese conocimiento al cultivo </text:span><text:span text:style-name="T21">in</text:span><text:span text:style-name="T56">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81">: </text:span><text:span text:style-name="T76">1.Cronobiologia: </text:span><text:span text:style-name="T2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4"> </text:span><text:span text:style-name="T28">Resaltar como los ciclos que involucran la luz </text:span><text:span text:style-name="T29">(light-dark cycles or photoperiods) </text:span><text:span text:style-name="T28">son determinantes para organismos fotosintéticos, </text:span><text:span text:style-name="T29">aunque estos no están tan estudiados en microalgas como lo están en </text:span><text:soft-page-break/><text:span text:style-name="T29">otros organismos del linaje verde o de otros reinos. Por eso, de acuerdo con el carácter de este trabajo, el foco estará orientado sobre todo al estudio de los ritmos circadianos y el recorrido que lleva esta joven ciencia hasta ahora.</text:span><text:span text:style-name="T75"> </text:span><text:span text:style-name="T30">P</text:span><text:span text:style-name="T31">or qué es importante: Como se relaciona y afecta esto globalmente a los humanos</text:span><text:span text:style-name="T29">,primera observación mimosa, </text:span><text:span text:style-name="T75">buscar otros ejemplos de pioneros (alguna pionera?), </text:span><text:span text:style-name="T29">seguir con otros descubrimientos como el primer gen, el primer procariota, etc</text:span><text:span text:style-name="T75">. </text:span><text:span text:style-name="T31">Generalizaciones Pitberge, mencionar como algunas ya las hemos mencionado al poner ejemplos de ritmos biológicos. </text:span><text:span text:style-name="T32">Hablar técnicamente de lo que se estudia en la cronobiología, como se mezcla con las mates por el estudio de ondas.</text:span><text:span text:style-name="T75"> </text:span><text:span text:style-name="T29">Definir una onda y sus parametros. Para que lo usa la cronobiologia. </text:span><text:span text:style-name="T3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6">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80">493</text:span></text:p>
      <text:p text:style-name="P42"/>
      <text:p text:style-name="P63"><text:span text:style-name="T45">f</text:span><text:span text:style-name="T44">igura timeline:</text:span></text:p>
      <text:p text:style-name="P62"><text:span text:style-name="T45">(</text:span><text:span text:style-name="T44">timeline con: observacion de mimosa </text:span><text:span text:style-name="T46">(1729)</text:span><text:span text:style-name="T44">, que se supo que era endogenous en plantas</text:span><text:span text:style-name="T46">(1832)</text:span><text:span text:style-name="T44">, en animales</text:span><text:span text:style-name="T46">(1922)</text:span><text:span text:style-name="T44"> y en humanos </text:span><text:span text:style-name="T46">(1979)</text:span><text:span text:style-name="T44">, conferencia</text:span><text:span text:style-name="T46">(1960)</text:span><text:span text:style-name="T44">, generalizaciones ,primer gen drosophila, primer experimento humano aislado, primer gen en arabidopsis, primer procariota, pricer procariota no fotosintetico, otras del paper, primer gen algas, </text:span><text:span text:style-name="T4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4">).</text:span></text:p>
      <text:p text:style-name="P47"/>
      <text:p text:style-name="P43">ideas papers: </text:p>
      <text:p text:style-name="P32">-<text:span text:style-name="T70">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6">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6">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6">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6">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6">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6">i</text:span>ncreasing reproductive fitness (Beaver et al, 2002).</text:p>
      <text:p text:style-name="P32"/>
      <text:p text:style-name="P32">-<text:span text:style-name="T67">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8">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2">(Bünning, E. Über die Erblichkeit der Tagesperiodizität bei</text:span></text:p>
      <text:p text:style-name="P41">den Phaseolus Blättern. Jahrbücher für wissenschaftliche</text:p>
      <text:p text:style-name="P40"><text:span text:style-name="T72">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8">The complexity </text:span>of the clock was viewed as an obstacle to its genetic analysis. Eventually, pioneering mutagenesis screens</text:p>
      <text:p text:style-name="P40">revealed the first clock gene (Period) in Drosophila melanogaster (Konopka &amp; <text:span text:style-name="T68">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9">Relacion: As our society moves towards a worldwide ‘24/7’ culture, with </text:span>shift work and jet lag almost the norm, circadian clock research is becoming highly relevant to human health, behaviour and quality of life. Chronotype <text:span text:style-name="T69">(Entrained phase is described by ‘chronotype’, a term that reflects the preferred timing of activity and rest during the day)</text:span> is our only handle on human clock genetics in real life. Understanding the complex genetics (and possibly epigenetics <text:span text:style-name="T71">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71">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3">Donde fue descrita por primera vez,</text:span><text:span text:style-name="T17"> </text:span><text:span text:style-name="T23">descripcion de su ecosistema</text:span><text:span text:style-name="T17">, como se relaciona con é</text:span><text:span text:style-name="T39">l</text:span><text:span text:style-name="T17"> (movimiento en la columa de agua), </text:span><text:span text:style-name="T23">caracteristicas morfológicas y fisiológicas</text:span><text:span text:style-name="T17">,</text:span><text:span text:style-name="T23"> mencionar su secuenciación, cuando se hizo, y comentar caracteristicas de su genoma</text:span><text:span text:style-name="T17">. </text:span><text:span text:style-name="T23">Situarla dentro del arbol evolutivo y de la historia del linaje verde</text:span><text:span text:style-name="T17">.</text:span><text:span text:style-name="T21">Añadir arbol filogenetico.</text:span><text:span text:style-name="T17"> </text:span><text:span text:style-name="T23">Comparar sus caracteristicas con otros organismos modelo de clorofitas.</text:span><text:span text:style-name="T24"> </text:span><text:span text:style-name="T2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3">presentar que disciplina es, de qué otras disciplinas bebe y buscar algun paper antiguo donde se hable de sus commienzos. </text:span><text:span text:style-name="T25">Como se desencadeno a raiz del avance en las tecnicas de secuenciación. Remontarme al primer genoma secuenciado y como resonó la primera secuenciacion del genoma humano.</text:span><text:span text:style-name="T60"> </text:span><text:span text:style-name="T25">Comparar las limitaciones de las tecnicas moleculares tradicionales con las técnicas usadas en BMS. </text:span><text:span text:style-name="T23">Quizas mencionar la leyenda de los cientificos y el elefant</text:span><text:span text:style-name="T25">e</text:span><text:span text:style-name="T23">? Si encuentro articulo mejor. </text:span><text:span text:style-name="T25">Introducir las técnicas ómicas y sobre todo centrarse en las usadas en esta tesis: transcriptomica y proteomica.Quizas mirar datos de como han ido subiendo los papers sobre BMS a raiz de esas secuenciaciones historicas?</text:span><text:span text:style-name="T60"> <text:s/>Hablar de t</text:span><text:span text:style-name="T2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0"> Hablar de como se van abaratando con el tiempo a medida que se desarrollan. </text:span><text:span text:style-name="T61">H</text:span><text:span text:style-name="T26">ablar de la carga computacional que supone el tratamiento de estos datos, como los laboratorios contribuyen desarrollando algoritmos, programas, paginas web que facilitan cada vez más el tratamiento y la representación de los mismos.</text:span><text:span text:style-name="T61"> </text:span><text:span text:style-name="T2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1">. </text:span><text:span text:style-name="T17">Destacar con la leyenda o de otra forma la importancia de los estudios dentro de esta disciplina debido a la gran aportación que supone para la ciencia estudiar un proceso de forma holística, </text:span><text:span text:style-name="T60">ver lo que ocurre a nivel sistemico en los distintos niveles biológicos. </text:span><text:span text:style-name="T2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7">t</text:span><text:span text:style-name="T26">acional</text:span><text:span text:style-name="T61">. </text:span><text:span text:style-name="T26">Así se pretende obtener una visión global de </text:span><text:span text:style-name="T27">los cambios diurnos y estacionales en Ostreococcus tauri,</text:span><text:span text:style-name="T26"> conociendo con exactitud su</text:span><text:span text:style-name="T27">s</text:span><text:span text:style-name="T26"> efecto</text:span><text:span text:style-name="T27">s</text:span><text:span text:style-name="T26"> sobre 3 niveles biológicos distintos: </text:span><text:span text:style-name="T27">todos los </text:span><text:span text:style-name="T26">genes expresados, </text:span><text:span text:style-name="T27">todas las </text:span><text:span text:style-name="T26">proteinas presentes y funciones </text:span><text:span text:style-name="T27">destacadas </text:span><text:span text:style-name="T26">que se están llevando a cabo.</text:span></text:p>
      <text:p text:style-name="P44"><text:soft-page-break/></text:p>
      <text:p text:style-name="P61"><text:span text:style-name="T42">-</text:span><text:span text:style-name="T5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51">-</text:span><text:span text:style-name="T52">Primeras tecnicas de secuenciación 45 years ago</text:span></text:p>
      <text:p text:style-name="P61"><text:span text:style-name="T42">-</text:span><text:span text:style-name="T5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5">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43">-</text:span><text:span text:style-name="T4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0">4</text:span></text:a><text:span text:style-name="T48">]</text:span><text:span text:style-name="T49"> </text:span><text:span text:style-name="T4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53">-</text:span><text:span text:style-name="T64">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84">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82">12/12 Cells entered in S phase at ZT7 and exited at ZT16. Cells G2/M were present from ZT10 to ZT19. </text:span><text:span text:style-name="T90">En LD se atrasa y SD se adelanta, con respecto a estos datos en ND</text:span></text:p>
      <text:p text:style-name="P53">-Most genes under investigation (32/37) were rhythmically transcribed.</text:p>
      <text:p text:style-name="P53">-<text:span text:style-name="T83">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6">(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7">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8">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9">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2">(30 - 40)</text:span><text:line-break/>AlgaeFUN with MARACAS</text:p>
      <text:p text:style-name="P8">Chlorophyta</text:p>
      <text:p text:style-name="P8">Tabla con las características genómicas y fisiológicas. </text:p>
      <text:p text:style-name="P9">Paper de Haematococcus <text:span text:style-name="T63">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4">Results</text:p>
      <text:p text:style-name="P64"/>
      <text:p text:style-name="P64"/>
      <text:p text:style-name="P65">Chapter1: ideas: </text:p>
      <text:p text:style-name="P75"><text:span text:style-name="T97">Comenzar con una intro a la necesidad de herramientas que permitan procesar datos ómicos y explorar sus resultados en microalgas </text:span><text:span text:style-name="T99">para avanzar en la investigacion de este campo. </text:span><text:span text:style-name="T100">Justifificacion: </text:span><text:span text:style-name="T98">Qué es esta herramienta. </text:span></text:p>
      <text:p text:style-name="P66"/>
      <text:p text:style-name="P66">Implementación: </text:p>
      <text:p text:style-name="P69"><text:span text:style-name="T22">Hablar del <text:s/>abanico de microalgas que cubren los análisis </text:span><text:span text:style-name="T33">(arbol paper)</text:span><text:span text:style-name="T22">. Mencionar que abarca microalgas tanto usadas en la industria biotecnologica como aquellas usadas en estudios de investigacion basica.</text:span> <text:span text:style-name="T33">Resaltar como el genoma y su anotación de cada microalga han sido reunidas en esta plataforma y que antes estaba todo desperdigado lo que hacia mas dificil que la investigacion en microalgas fuese fluida y accesible. </text:span><text:span text:style-name="T34">Modificaciones y unificaciones hechas a los archivos para que todos esten en el mismo formato.</text:span><text:span text:style-name="T91"> </text:span><text:span text:style-name="T34">Desarrollo de los paquetes. </text:span><text:span text:style-name="T33">Describir pipeline tanto de rna-seq como de chipseq (paper). </text:span><text:span text:style-name="T91">Figuras del paper. </text:span></text:p>
      <text:p text:style-name="P67"><text:soft-page-break/><text:span text:style-name="T91">Terminar con parrafo introductorio a los estudios del lab donde se ha usado la webtool: haematococcus y klebs. El uso de la app en el analisis de esos datos de rnaseq ha aportado conclusiones novedosas que han sido publicadas con éxito. Además de</text:span><text:span text:style-name="T101">l analisis de</text:span><text:span text:style-name="T91"> datos de chipseq que </text:span><text:span text:style-name="T101">han sido</text:span><text:span text:style-name="T91"> generados como parte de otro proyecto, que debido a no estar aun publicado, se usarán otros datos de chipseq ya publicados como caso de estudio. </text:span></text:p>
      <text:p text:style-name="P67"/>
      <text:p text:style-name="P70">Caso de estudio 1: RNA-seq analysis de klebsormidium <text:span text:style-name="T92">y haematococcus</text:span>.</text:p>
      <text:p text:style-name="P71">Explicar las bases del estudio de klebsormidium brevemente <text:span text:style-name="T93">como estudio de ciencia basica</text:span> <text:span text:style-name="T93">y el de haematococcus como estudio con aplicación biotecnologa. P</text:span>asar al resultado generado con maracas <text:span text:style-name="T92">Meter aquí el report de maracas. </text:span><text:span text:style-name="T93">Mencionar el efecto represor de las condiciones de haematoccocus y el equilibrado de klebs sobre los volcano. Bien agrupadas las muestras en ambos casos con el pca.</text:span><text:span text:style-name="T92"> </text:span><text:s/>Usar como ejemplo el caso de estudio del paper. <text:span text:style-name="T93">Pasa al uso</text:span><text:span text:style-name="T92"> de la interfaz grafica de tauri. </text:span><text:span text:style-name="T93">((añadir figura con el pantallazo de la interfaz)</text:span></text:p>
      <text:p text:style-name="P71"><text:span text:style-name="T93">Menciona los ejemplos de GO y KEGG de la figura final.</text:span><text:span text:style-name="T92"> Comentar al final brevemente algunas conclusiones relevantes que se pudieron sacar gracias a este analisis.</text:span></text:p>
      <text:p text:style-name="P71"><text:span text:style-name="T93">((Hacer una figura bonita con el </text:span><text:span text:style-name="T85">volcano plot, pca,</text:span><text:span text:style-name="T93"> y </text:span><text:span text:style-name="T94">enrichment analysis GO y KEGG</text:span><text:span text:style-name="T93"> de </text:span><text:span text:style-name="T95">klebsormidium</text:span><text:span text:style-name="T93">. Hacer otra igual para </text:span><text:span text:style-name="T96">haematococcus.</text:span><text:span text:style-name="T93">))</text:span></text:p>
      <text:p text:style-name="P71"/>
      <text:p text:style-name="P70">Caso de estudio <text:span text:style-name="T101">2</text:span>: Chip-seq analysis de already published data chlamy.</text:p>
      <text:p text:style-name="P72"><text:span text:style-name="T22">Describir brevemente la intencion del estudio. Seguir lo del paper casi. </text:span>Añadir figura con report de maracas? Y si no hay directamete una de la interfaz y <text:span text:style-name="T22">otra de los resultados. </text:span><text:span text:style-name="T35">Comentar al final brevemente algunas conclusiones relevantes que se pudieron sacar gracias a este analisis </text:span><text:span text:style-name="T22">y como coinciden con lo publicado.</text:span></text:p>
      <text:p text:style-name="P73"/>
      <text:p text:style-name="P74"><text:span text:style-name="T102">Valuation of the contribution of ALGAEFUN with MARACAS to the field</text:span>: </text:p>
      <text:p text:style-name="P68"><text:span text:style-name="T22">Hablar de las herramientas que ya hay y sus limitaciones (coger del tfm </text:span><text:span text:style-name="T36">o de la ultima parte del ultimo caso de estudio paper</text:span><text:span text:style-name="T22">). que aporta nuevo Algae fun with maracas.</text:span> <text:span text:style-name="T33">Aparte, mencionar que es una herramienta en continuo crecimiento que ha establecido las bases sobre las que construir otras herramietas complementarias en el grupo de investigación.</text:span><text:span text:style-name="T91"> </text:span><text:span text:style-name="T33">Además, el número de microalgas que abarca ira creciendo con el tiempo a medida que se sequencien los genomas de otras microalgas. </text:span><text:s/><text:span text:style-name="T37">Terminar con frases bonitas de c</text:span><text:span text:style-name="T22">omo ha facilitado el trascurso de la thesis y otros trabajos en el laboratorio </text:span><text:span text:style-name="T38">publicados y no publicados aun (mencionarlos) </text:span><text:span text:style-name="T37">y esperamos que contribuya a la aplicación de técnicas omicas en microalg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04T12:45:51.423124171</dc:date>
    <meta:editing-duration>P6DT21H17M53S</meta:editing-duration>
    <meta:editing-cycles>35</meta:editing-cycles>
    <meta:generator>LibreOffice/6.4.7.2$Linux_X86_64 LibreOffice_project/40$Build-2</meta:generator>
    <meta:document-statistic meta:table-count="0" meta:image-count="0" meta:object-count="0" meta:page-count="17" meta:paragraph-count="151" meta:word-count="7348" meta:character-count="48102" meta:non-whitespace-character-count="40862"/>
  </office:meta>
</office:document-meta>
</file>